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pperplate Gothic Bold" svg:font-family="'Copperplate Gothic Bold'" style:font-pitch="variable"/>
    <style:font-face style:name="DejaVu Sans1" svg:font-family="'DejaVu Sans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Verdana2" svg:font-family="Verdana" style:font-adornments="Bol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visibility="hidden"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5.5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outline1">
      <style:graphic-properties fo:min-height="15.35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outline1">
      <style:graphic-properties fo:min-height="15.989cm"/>
    </style:style>
    <style:style style:name="pr9" style:family="presentation" style:parent-style-name="ChoirMass-title">
      <style:graphic-properties draw:auto-grow-height="true" fo:min-height="3.506cm"/>
    </style:style>
    <style:style style:name="pr10" style:family="presentation" style:parent-style-name="ChoirMass-outline1">
      <style:graphic-properties fo:min-height="11.929cm"/>
    </style:style>
    <style:style style:name="pr11" style:family="presentation" style:parent-style-name="ChoirMass-notes">
      <style:graphic-properties draw:fill-color="#ffffff" fo:min-height="13.364cm"/>
    </style:style>
    <style:style style:name="pr12" style:family="presentation" style:parent-style-name="Default-outline1">
      <style:graphic-properties fo:min-height="11.6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text-properties fo:font-size="20pt"/>
    </style:style>
    <style:style style:name="P3" style:family="paragraph">
      <style:paragraph-properties fo:line-height="100%" style:punctuation-wrap="hanging" style:line-break="strict"/>
    </style:style>
    <style:style style:name="P4" style:family="paragraph">
      <style:paragraph-properties fo:line-height="90%" style:punctuation-wrap="hanging" style:line-break="strict"/>
    </style:style>
    <style:style style:name="P5" style:family="paragraph">
      <style:paragraph-properties fo:margin-left="0.921cm" fo:margin-right="0cm" fo:text-indent="-0.921cm" style:punctuation-wrap="hanging" style:line-break="strict"/>
    </style:style>
    <style:style style:name="P6" style:family="paragraph">
      <style:text-properties fo:font-size="40pt" fo:font-weight="normal" style:font-size-asian="40pt" style:font-weight-asian="normal" style:font-size-complex="40pt" style:font-weight-complex="normal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text-properties fo:font-weight="normal" style:font-weight-asian="normal" style:font-weight-complex="normal"/>
    </style:style>
    <style:style style:name="P9" style:family="paragraph">
      <style:paragraph-properties fo:margin-left="0.921cm" fo:margin-right="0cm" fo:text-indent="-0.921cm" style:punctuation-wrap="hanging" style:line-break="strict">
        <style:tab-stops>
          <style:tab-stop style:position="0cm"/>
          <style:tab-stop style:position="1.534cm"/>
          <style:tab-stop style:position="3.99cm"/>
          <style:tab-stop style:position="6.447cm"/>
          <style:tab-stop style:position="8.903cm"/>
          <style:tab-stop style:position="11.359cm"/>
          <style:tab-stop style:position="13.815cm"/>
          <style:tab-stop style:position="16.271cm"/>
          <style:tab-stop style:position="18.728cm"/>
          <style:tab-stop style:position="21.184cm"/>
          <style:tab-stop style:position="23.64cm"/>
          <style:tab-stop style:position="26.096cm"/>
          <style:tab-stop style:position="28.552cm"/>
        </style:tab-stops>
      </style:paragraph-properties>
    </style:style>
    <style:style style:name="P10" style:family="paragraph">
      <style:paragraph-properties fo:margin-left="0.921cm" fo:margin-right="0cm" fo:margin-top="0.264cm" fo:margin-bottom="0cm" fo:text-indent="-0.921cm" style:punctuation-wrap="hanging" style:line-break="strict"/>
    </style:style>
    <style:style style:name="P11" style:family="paragraph">
      <style:paragraph-properties fo:margin-left="0.921cm" fo:margin-right="0cm" fo:margin-top="0.158cm" fo:margin-bottom="0cm" fo:text-indent="-0.921cm" style:punctuation-wrap="hanging" style:line-break="strict">
        <style:tab-stops>
          <style:tab-stop style:position="0cm"/>
          <style:tab-stop style:position="1.534cm"/>
          <style:tab-stop style:position="3.99cm"/>
          <style:tab-stop style:position="6.447cm"/>
          <style:tab-stop style:position="8.903cm"/>
          <style:tab-stop style:position="11.359cm"/>
          <style:tab-stop style:position="13.815cm"/>
          <style:tab-stop style:position="16.271cm"/>
          <style:tab-stop style:position="18.728cm"/>
          <style:tab-stop style:position="21.184cm"/>
          <style:tab-stop style:position="23.64cm"/>
          <style:tab-stop style:position="26.096cm"/>
          <style:tab-stop style:position="28.552cm"/>
        </style:tab-stops>
      </style:paragraph-properties>
    </style:style>
    <style:style style:name="P12" style:family="paragraph">
      <style:paragraph-properties fo:margin-left="0.952cm" fo:margin-right="0cm" fo:text-indent="-0.952cm" style:punctuation-wrap="hanging" style:line-break="strict"/>
    </style:style>
    <style:style style:name="P13" style:family="paragraph">
      <style:paragraph-properties fo:margin-left="0.921cm" fo:margin-right="0cm" fo:margin-top="0.317cm" fo:margin-bottom="0cm" fo:line-height="90%" fo:text-indent="-0.921cm" style:punctuation-wrap="hanging" style:line-break="strict">
        <style:tab-stops>
          <style:tab-stop style:position="0cm"/>
          <style:tab-stop style:position="1.534cm"/>
          <style:tab-stop style:position="3.99cm"/>
          <style:tab-stop style:position="6.447cm"/>
          <style:tab-stop style:position="8.903cm"/>
          <style:tab-stop style:position="11.359cm"/>
          <style:tab-stop style:position="13.815cm"/>
          <style:tab-stop style:position="16.271cm"/>
          <style:tab-stop style:position="18.728cm"/>
          <style:tab-stop style:position="21.184cm"/>
          <style:tab-stop style:position="23.64cm"/>
          <style:tab-stop style:position="26.096cm"/>
          <style:tab-stop style:position="28.552cm"/>
        </style:tab-stops>
      </style:paragraph-properties>
    </style:style>
    <style:style style:name="P14" style:family="paragraph">
      <style:paragraph-properties fo:margin-left="0.952cm" fo:margin-right="0cm" fo:margin-top="0cm" fo:margin-bottom="0cm" fo:text-indent="-0.952cm"/>
    </style:style>
    <style:style style:name="P15" style:family="paragraph">
      <style:text-properties fo:color="#ffffff" fo:font-size="40pt" style:font-size-asian="40pt" style:font-size-complex="40pt"/>
    </style:style>
    <style:style style:name="P16" style:family="paragraph">
      <style:paragraph-properties fo:margin-left="0cm" fo:margin-right="0cm" fo:margin-top="0cm" fo:margin-bottom="0cm" fo:text-indent="0cm" style:punctuation-wrap="hanging" style:line-break="strict"/>
    </style:style>
    <style:style style:name="P17" style:family="paragraph">
      <style:paragraph-properties fo:margin-left="0cm" fo:margin-right="0cm" fo:margin-top="0cm" fo:margin-bottom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8" style:family="paragraph">
      <style:text-properties fo:font-size="36pt" fo:font-weight="normal" style:font-size-asian="36pt" style:font-weight-asian="normal" style:font-size-complex="36pt" style:font-weight-complex="normal"/>
    </style:style>
    <style:style style:name="P19" style:family="paragraph">
      <style:paragraph-properties fo:line-height="90%" style:punctuation-wrap="hanging" style:line-break="strict"/>
      <style:text-properties fo:font-size="36pt" style:font-size-asian="36pt" style:font-size-complex="36pt"/>
    </style:style>
    <style:style style:name="P20" style:family="paragraph">
      <style:text-properties fo:font-size="36pt" style:font-size-asian="36pt" style:font-size-complex="36pt"/>
    </style:style>
    <style:style style:name="P21" style:family="paragraph">
      <style:paragraph-properties fo:line-height="100%" style:punctuation-wrap="hanging" style:line-break="strict"/>
      <style:text-properties fo:font-size="36pt" style:font-size-asian="36pt" style:font-size-complex="36pt"/>
    </style:style>
    <style:style style:name="P22" style:family="paragraph">
      <style:paragraph-properties fo:line-height="100%" style:punctuation-wrap="hanging" style:line-break="strict"/>
      <style:text-properties style:font-name="Verdana2"/>
    </style:style>
    <style:style style:name="P23" style:family="paragraph">
      <style:text-properties style:font-name="Verdana2"/>
    </style:style>
    <style:style style:name="P24" style:family="paragraph">
      <style:paragraph-properties fo:margin-left="0.952cm" fo:margin-right="0cm" fo:margin-top="0.246cm" fo:margin-bottom="0cm" fo:text-indent="-0.952cm" style:punctuation-wrap="hanging" style:line-break="strict"/>
    </style:style>
    <style:style style:name="P25" style:family="paragraph">
      <style:paragraph-properties fo:margin-left="0.952cm" fo:margin-right="0cm" fo:margin-top="0.211cm" fo:margin-bottom="0cm" fo:text-indent="-0.952cm" style:punctuation-wrap="hanging" style:line-break="strict"/>
    </style:style>
    <style:style style:name="P26" style:family="paragraph">
      <style:paragraph-properties fo:margin-left="0.952cm" fo:margin-right="0cm" fo:margin-top="0.211cm" fo:margin-bottom="0cm" fo:text-indent="-0.952cm" style:punctuation-wrap="hanging" style:line-break="strict"/>
      <style:text-properties fo:font-size="36pt" fo:font-style="normal" style:font-size-asian="36pt" style:font-style-asian="normal" style:font-size-complex="36pt" style:font-style-complex="normal"/>
    </style:style>
    <style:style style:name="P27" style:family="paragraph">
      <style:paragraph-properties fo:margin-left="0.952cm" fo:margin-right="0cm" fo:margin-top="0.246cm" fo:margin-bottom="0cm" fo:text-indent="-0.952cm" style:punctuation-wrap="hanging" style:line-break="strict"/>
      <style:text-properties fo:font-size="36pt" fo:font-style="normal" style:font-size-asian="36pt" style:font-style-asian="normal" style:font-size-complex="36pt" style:font-style-complex="normal"/>
    </style:style>
    <style:style style:name="P28" style:family="paragraph">
      <style:text-properties fo:font-size="36pt" fo:font-style="normal" style:font-size-asian="36pt" style:font-style-asian="normal" style:font-size-complex="36pt" style:font-style-complex="normal"/>
    </style:style>
    <style:style style:name="T1" style:family="text">
      <style:text-properties fo:color="#ff0000"/>
    </style:style>
    <style:style style:name="T2" style:family="text">
      <style:text-properties fo:color="#ffffff" style:font-name="Copperplate Gothic Bold" fo:font-size="32pt" fo:language="en" fo:country="AU" style:font-size-asian="32pt" style:font-size-complex="32pt"/>
    </style:style>
    <style:style style:name="T3" style:family="text">
      <style:text-properties fo:color="#ffffff" style:font-name="Verdana1" fo:font-size="34pt" fo:language="en" fo:country="AU" style:font-name-asian="DejaVu Sans1" style:font-size-asian="34pt" style:font-name-complex="DejaVu Sans1" style:font-size-complex="34pt"/>
    </style:style>
    <style:style style:name="T4" style:family="text">
      <style:text-properties fo:font-size="40pt" fo:language="en" fo:country="US" fo:font-weight="normal" style:font-size-asian="40pt" style:font-weight-asian="normal" style:font-size-complex="40pt" style:font-weight-complex="normal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40pt" fo:language="en" fo:country="US" fo:font-weight="bold" style:font-size-asian="40pt" style:font-weight-asian="bold" style:font-size-complex="40pt" style:font-weight-complex="bold"/>
    </style:style>
    <style:style style:name="T7" style:family="text">
      <style:text-properties fo:font-size="40pt" fo:language="en" fo:country="US" style:font-size-asian="40pt" style:font-size-complex="40pt"/>
    </style:style>
    <style:style style:name="T8" style:family="text">
      <style:text-properties fo:font-size="32pt" fo:language="en" fo:country="US" style:font-size-asian="32pt" style:font-size-complex="32pt"/>
    </style:style>
    <style:style style:name="T9" style:family="text">
      <style:text-properties fo:font-size="32pt" fo:language="en" fo:country="US" fo:font-style="italic" style:font-size-asian="32pt" style:font-style-asian="italic" style:font-size-complex="32pt" style:font-style-complex="italic"/>
    </style:style>
    <style:style style:name="T10" style:family="text">
      <style:text-properties fo:color="#ffffff" fo:font-size="40pt" fo:language="en" fo:country="US" style:font-size-asian="40pt" style:font-size-complex="40pt"/>
    </style:style>
    <style:style style:name="T11" style:family="text">
      <style:text-properties fo:color="#ffff00" fo:font-size="40pt" fo:language="en" fo:country="US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12" style:family="text">
      <style:text-properties fo:color="#ffffff" style:font-name="Verdana1" fo:font-size="32pt" fo:language="en" fo:country="US" style:font-name-asian="DejaVu Sans1" style:font-size-asian="32pt" style:font-name-complex="DejaVu Sans1" style:font-size-complex="32pt"/>
    </style:style>
    <style:style style:name="T13" style:family="text">
      <style:text-properties fo:color="#ff0000" fo:font-size="40pt" fo:language="en" fo:country="US" fo:font-weight="normal" style:font-size-asian="40pt" style:font-weight-asian="normal" style:font-size-complex="40pt" style:font-weight-complex="normal"/>
    </style:style>
    <style:style style:name="T14" style:family="text">
      <style:text-properties fo:color="#ffff66" fo:font-size="40pt" fo:language="en" fo:country="US" fo:font-weight="normal" style:font-size-asian="40pt" style:font-weight-asian="normal" style:font-size-complex="40pt" style:font-weight-complex="normal"/>
    </style:style>
    <style:style style:name="T15" style:family="text">
      <style:text-properties fo:color="#808080" fo:font-size="40pt" fo:language="en" fo:country="US" fo:font-weight="normal" style:font-size-asian="40pt" style:font-weight-asian="normal" style:font-size-complex="40pt" style:font-weight-complex="normal"/>
    </style:style>
    <style:style style:name="T16" style:family="text">
      <style:text-properties fo:color="#ffff00" fo:font-size="40pt" fo:language="en" fo:country="US" fo:font-weight="normal" style:font-size-asian="40pt" style:font-weight-asian="normal" style:font-size-complex="40pt" style:font-weight-complex="normal"/>
    </style:style>
    <style:style style:name="T17" style:family="text">
      <style:text-properties fo:color="#ffffff" fo:font-size="40pt" fo:language="en" fo:country="US" fo:font-weight="normal" style:font-size-asian="40pt" style:font-weight-asian="normal" style:font-size-complex="40pt" style:font-weight-complex="normal"/>
    </style:style>
    <style:style style:name="T18" style:family="text">
      <style:text-properties fo:color="#808080"/>
    </style:style>
    <style:style style:name="T19" style:family="text">
      <style:text-properties fo:color="#ffff00"/>
    </style:style>
    <style:style style:name="T20" style:family="text">
      <style:text-properties fo:color="#ffffff" fo:font-size="40pt" fo:language="en" fo:country="AU" style:font-size-asian="40pt" style:font-size-complex="40pt"/>
    </style:style>
    <style:style style:name="T21" style:family="text">
      <style:text-properties fo:color="#ff0000" fo:font-size="36pt" fo:language="en" fo:country="US" fo:font-weight="normal" style:font-size-asian="36pt" style:font-weight-asian="normal" style:font-size-complex="36pt" style:font-weight-complex="normal"/>
    </style:style>
    <style:style style:name="T22" style:family="text">
      <style:text-properties fo:color="#ffff00" fo:font-size="36pt" fo:language="en" fo:country="US" fo:font-weight="normal" style:font-size-asian="36pt" style:font-weight-asian="normal" style:font-size-complex="36pt" style:font-weight-complex="normal"/>
    </style:style>
    <style:style style:name="T23" style:family="text">
      <style:text-properties fo:color="#808080" fo:font-size="36pt" fo:language="en" fo:country="US" fo:font-weight="normal" style:font-size-asian="36pt" style:font-weight-asian="normal" style:font-size-complex="36pt" style:font-weight-complex="normal"/>
    </style:style>
    <style:style style:name="T24" style:family="text">
      <style:text-properties fo:color="#ffffff" fo:font-size="36pt" fo:language="en" fo:country="US" fo:font-weight="normal" style:font-size-asian="36pt" style:font-weight-asian="normal" style:font-size-complex="36pt" style:font-weight-complex="normal"/>
    </style:style>
    <style:style style:name="T25" style:family="text">
      <style:text-properties fo:color="#ffffff" style:font-name="Verdana1" fo:font-size="36pt" fo:language="en" fo:country="AU" style:font-name-asian="DejaVu Sans1" style:font-size-asian="36pt" style:font-name-complex="DejaVu Sans1" style:font-size-complex="36pt"/>
    </style:style>
    <style:style style:name="T26" style:family="text">
      <style:text-properties fo:color="#ffffff" style:font-name="Verdana2" fo:font-size="36pt" fo:language="en" fo:country="AU" style:font-size-asian="36pt" style:font-size-complex="36pt"/>
    </style:style>
    <style:style style:name="T27" style:family="text">
      <style:text-properties fo:color="#ffffff" style:font-name="Copperplate Gothic Bold" fo:font-size="36pt" fo:language="en" fo:country="AU" style:font-size-asian="36pt" style:font-size-complex="36pt"/>
    </style:style>
    <style:style style:name="T28" style:family="text">
      <style:text-properties fo:font-size="36pt" fo:language="en" fo:country="AU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29" style:family="text">
      <style:text-properties fo:font-size="28pt" fo:language="en" fo:country="AU" fo:font-style="italic" style:font-size-asian="28pt" style:font-style-asian="italic" style:font-size-complex="28pt" style:font-style-complex="italic"/>
    </style:style>
    <style:style style:name="T30" style:family="text">
      <style:text-properties fo:font-size="36pt" fo:language="en" fo:country="AU" fo:font-style="normal" style:font-size-asian="36pt" style:font-style-asian="normal" style:font-size-complex="36pt" style:font-style-complex="normal"/>
    </style:style>
    <text:list-style style:name="L1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Copperplate Gothic Bold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Copperplate Gothic Bold'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Copperplate Gothic Bold'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Copperplate Gothic Bold'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Copperplate Gothic Bold'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Copperplate Gothic Bold'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Copperplate Gothic Bold'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Copperplate Gothic Bold'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Copperplate Gothic Bold'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 presentation:placeholder="true" presentation:user-transformed="true">
          <draw:text-box/>
        </draw:frame>
        <draw:frame presentation:style-name="pr2" draw:layer="layout" svg:width="28cm" svg:height="12.179cm" svg:x="0cm" svg:y="5.2cm" presentation:class="outlin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starting slides after this sli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7cm" svg:x="1.4cm" svg:y="0.836cm" presentation:class="title" presentation:user-transformed="true">
          <draw:text-box>
            <text:p>Please Stand</text:p>
          </draw:text-box>
        </draw:frame>
        <draw:frame presentation:style-name="pr5" draw:layer="layout" svg:width="28cm" svg:height="12.179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>
          <draw:text-box>
            <text:p>Shout to the Lord</text:p>
          </draw:text-box>
        </draw:frame>
        <draw:frame presentation:style-name="pr6" draw:layer="layout" svg:width="28cm" svg:height="12.179cm" svg:x="0cm" svg:y="5.2cm" presentation:class="outline" presentation:user-transformed="true">
          <draw:text-box>
            <text:p text:style-name="P3"><text:span text:style-name="T2">My Jesus, my Saviour</text:span></text:p>
            <text:p text:style-name="P3"><text:span text:style-name="T2">Lord there is none like You,</text:span></text:p>
            <text:p text:style-name="P3"><text:span text:style-name="T2">All of my days, I want to praise</text:span></text:p>
            <text:p text:style-name="P3"><text:span text:style-name="T2">The wonders of Your mighty lov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 presentation:user-transformed="true">
          <draw:text-box>
            <text:p text:style-name="P3"><text:span text:style-name="T2">My comfort, my shelter</text:span></text:p>
            <text:p text:style-name="P3"><text:span text:style-name="T2">Tower of refuge and strength,</text:span></text:p>
            <text:p text:style-name="P3"><text:span text:style-name="T2">Let every breath, all that I am</text:span></text:p>
            <text:p text:style-name="P3"><text:span text:style-name="T2">Never cease to worship You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p text:style-name="P3"><text:span text:style-name="T2">Shout to the Lord, all the earth let us sing</text:span></text:p>
            <text:p text:style-name="P3"><text:span text:style-name="T2">Power and majesty, Praise to the King.</text:span></text:p>
            <text:p text:style-name="P3"><text:span text:style-name="T2">Mountains bow down and the seas will roar</text:span></text:p>
            <text:p text:style-name="P3"><text:span text:style-name="T2">At the sound of Your name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 presentation:user-transformed="true">
          <draw:text-box>
            <text:p text:style-name="P4"><text:span text:style-name="T3">I sing for joy at the work of Your hands.</text:span></text:p>
            <text:p text:style-name="P4"><text:span text:style-name="T3">Forever I'll love You, forever I'll stand.</text:span></text:p>
            <text:p text:style-name="P4"><text:span text:style-name="T3">Nothing compares to the promise</text:span></text:p>
            <text:p text:style-name="P4"><text:span text:style-name="T3">I have in You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2.179cm" svg:x="0cm" svg:y="5.2cm" presentation:class="outlin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Entrance Hymn after this sli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6.239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>
          <draw:text-box>
            <text:p>Confiteor</text:p>
          </draw:text-box>
        </draw:frame>
        <draw:frame presentation:style-name="pr5" draw:layer="layout" svg:width="28cm" svg:height="15.6cm" svg:x="0cm" svg:y="5.2cm" presentation:class="outline" presentation:user-transformed="true">
          <draw:text-box>
            <text:list text:style-name="L1">
              <text:list-item>
                <text:p>I confess to almighty God</text:p>
              </text:list-item>
              <text:list-item>
                <text:p>And to you, my brothers and sisters,</text:p>
              </text:list-item>
              <text:list-item>
                <text:p>That I have greatly sinned</text:p>
              </text:list-item>
              <text:list-item>
                <text:p>In my thoughts and in my word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8" draw:layer="layout" svg:width="28cm" svg:height="12.179cm" svg:x="0cm" svg:y="5.2cm" presentation:class="outline">
          <draw:text-box>
            <text:list text:style-name="L1">
              <text:list-item>
                <text:p>In what I have done</text:p>
              </text:list-item>
              <text:list-item>
                <text:p>And in what I have failed to do,</text:p>
              </text:list-item>
              <text:list-item>
                <text:p>Through my fault,</text:p>
              </text:list-item>
              <text:list-item>
                <text:p>Through my fault,</text:p>
              </text:list-item>
              <text:list-item>
                <text:p>Through my most grievous faul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8" draw:layer="layout" svg:width="28cm" svg:height="12.179cm" svg:x="0cm" svg:y="5.2cm" presentation:class="outline">
          <draw:text-box>
            <text:list text:style-name="L1">
              <text:list-item>
                <text:p>Therefore I ask blessed Mary ever-Virgin,</text:p>
              </text:list-item>
              <text:list-item>
                <text:p>All the Angels and Saints,</text:p>
              </text:list-item>
              <text:list-item>
                <text:p>And you, my brothers and sisters,</text:p>
              </text:list-item>
              <text:list-item>
                <text:p>To pray for me to the Lord our Go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ChoirMass" presentation:presentation-page-layout-name="AL1T1">
        <office:forms form:automatic-focus="false" form:apply-design-mode="false"/>
        <draw:frame presentation:style-name="pr9" draw:layer="layout" svg:width="28cm" svg:height="3.506cm" svg:x="0cm" svg:y="0.837cm" presentation:class="title">
          <draw:text-box>
            <text:p>Kyrie eleison</text:p>
          </draw:text-box>
        </draw:frame>
        <draw:frame presentation:style-name="pr10" draw:layer="layout" svg:width="28cm" svg:height="12.179cm" svg:x="0cm" svg:y="5.2cm" presentation:class="outline">
          <draw:text-box>
            <text:p>Kyrie eleison (2)</text:p>
            <text:p>Christe eleison (2)</text:p>
            <text:p>Kyrie eleison (2)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>
          <draw:text-box>
            <text:p>Glory to God</text:p>
          </draw:text-box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Glory to God in the highest,</text:p>
              </text:list-item>
              <text:list-item>
                <text:p>And on earth peace to people of good will.</text:p>
              </text:list-item>
              <text:list-item>
                <text:p>We praise you, we bless you,</text:p>
              </text:list-item>
              <text:list-item>
                <text:p>We adore you, we glorify you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We give you thanks for your great glory,</text:p>
              </text:list-item>
              <text:list-item>
                <text:p>Lord God heavenly King,</text:p>
              </text:list-item>
              <text:list-item>
                <text:p>O God, almighty Fath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Lord Jesus Christ, only begotten Son,</text:p>
              </text:list-item>
              <text:list-item>
                <text:p>Lord God, Lamb of God,</text:p>
              </text:list-item>
              <text:list-item>
                <text:p>Son of the Father,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You take away the sins of the world,</text:p>
              </text:list-item>
              <text:list-item>
                <text:p>Have mercy on us;</text:p>
              </text:list-item>
              <text:list-item>
                <text:p>You take away the sins of the world,</text:p>
              </text:list-item>
              <text:list-item>
                <text:p>Receive our prayer;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You are seated </text:p>
              </text:list-item>
              <text:list-item>
                <text:p>At the right hand of the Father</text:p>
              </text:list-item>
              <text:list-item>
                <text:p>Have mercy on u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For you alone are the Holy One,</text:p>
              </text:list-item>
              <text:list-item>
                <text:p>You alone are the Lord</text:p>
              </text:list-item>
              <text:list-item>
                <text:p>You alone are the most High,</text:p>
              </text:list-item>
              <text:list-item>
                <text:p>Jesus Chri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With the Holy Spirit,</text:p>
              </text:list-item>
              <text:list-item>
                <text:p>In the glory of God the Father.</text:p>
              </text:list-item>
              <text:list-item>
                <text:p>Amen!</text:p>
              </text:list-item>
              <text:list-item>
                <text:p>Amen!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>
          <draw:text-box>
            <text:p>Gloria</text:p>
          </draw:text-box>
        </draw:frame>
        <draw:frame presentation:style-name="pr5" draw:text-style-name="P6" draw:layer="layout" svg:width="28cm" svg:height="15.6cm" svg:x="0cm" svg:y="5.2cm" presentation:class="outline" presentation:user-transformed="true">
          <draw:text-box>
            <text:p text:style-name="P5"><text:span text:style-name="T4">Glory to God in the highest,</text:span></text:p>
            <text:p text:style-name="P5"><text:span text:style-name="T4">and on earth peace to people of good will.</text:span></text:p>
            <text:p text:style-name="P5"><text:span text:style-name="T4">We praise you, we bless you, </text:span></text:p>
            <text:p text:style-name="P5"><text:span text:style-name="T4">we adore you, we glorify you,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text-style-name="P7" draw:layer="layout" svg:width="28cm" svg:height="15.8cm" svg:x="0cm" svg:y="5.2cm" presentation:class="outline" presentation:user-transformed="true">
          <draw:text-box>
            <text:p><text:span text:style-name="T5">We give you thanks for your great glory,</text:span></text:p>
            <text:p><text:span text:style-name="T5">Lord, God heavenly king,</text:span></text:p>
            <text:p><text:span text:style-name="T5">O God, almighty fathe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text-style-name="P8" draw:layer="layout" svg:width="28cm" svg:height="15.8cm" svg:x="0cm" svg:y="5.2cm" presentation:class="outline" presentation:user-transformed="true">
          <draw:text-box>
            <text:p text:style-name="P5"><text:span text:style-name="T4">Glory to God in the highest,</text:span></text:p>
            <text:p text:style-name="P5"><text:span text:style-name="T4">and on earth peace to people of good will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text-style-name="P7" draw:layer="layout" svg:width="28cm" svg:height="15.6cm" svg:x="0cm" svg:y="5.2cm" presentation:class="outline" presentation:user-transformed="true">
          <draw:text-box>
            <text:p text:style-name="P5"><text:span text:style-name="T4">Lord Jesus Christ, Only Begotten Son,</text:span></text:p>
            <text:p text:style-name="P5"><text:span text:style-name="T4">Lord God, Lamb of God, Son of the Father,</text:span></text:p>
            <text:p text:style-name="P9"><text:span text:style-name="T4">you take away the sins of the world, </text:span></text:p>
            <text:p text:style-name="P9"><text:span text:style-name="T4"><text:tab/></text:span><text:span text:style-name="T4">have mercy on us;</text:span></text:p>
            <text:p text:style-name="P9"><text:span text:style-name="T6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1T1">
        <office:forms form:automatic-focus="false" form:apply-design-mode="false"/>
        <draw:frame presentation:style-name="pr4" draw:layer="layout" svg:width="25.199cm" svg:height="3.507cm" svg:x="1.4cm" svg:y="0.836cm" presentation:class="title" presentation:placeholder="true" presentation:user-transformed="true">
          <draw:text-box/>
        </draw:frame>
        <draw:frame presentation:style-name="pr5" draw:text-style-name="P8" draw:layer="layout" svg:width="28cm" svg:height="15.6cm" svg:x="0cm" svg:y="5.2cm" presentation:class="outline" presentation:user-transformed="true">
          <draw:text-box>
            <text:p text:style-name="P9"><text:span text:style-name="T4">you take away the sins of the world, </text:span><text:span text:style-name="T4"><text:tab/></text:span><text:span text:style-name="T4">receive our prayer;</text:span></text:p>
            <text:p text:style-name="P5"><text:span text:style-name="T4">you are seated at the right hand of the Father,</text:span></text:p>
            <text:p text:style-name="P9"><text:span text:style-name="T4">have mercy on us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text-style-name="P8" draw:layer="layout" svg:width="28cm" svg:height="15.8cm" svg:x="0cm" svg:y="5.2cm" presentation:class="outline" presentation:user-transformed="true">
          <draw:text-box>
            <text:p text:style-name="P5"><text:span text:style-name="T4">Glory to God in the highest,</text:span></text:p>
            <text:p text:style-name="P5"><text:span text:style-name="T4">and on earth peace to people of good will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text-style-name="P6" draw:layer="layout" svg:width="28cm" svg:height="15.8cm" svg:x="0cm" svg:y="5.2cm" presentation:class="outline" presentation:user-transformed="true">
          <draw:text-box>
            <text:p text:style-name="P5"><text:span text:style-name="T4">For you alone are the Holy One,</text:span></text:p>
            <text:p text:style-name="P5"><text:span text:style-name="T4">you alone are the Lord, </text:span></text:p>
            <text:p text:style-name="P5"><text:span text:style-name="T4">you alone are the Most High, Jesus Christ, </text:span></text:p>
            <text:p text:style-name="P5"><text:span text:style-name="T4">with the Holy Spirit, </text:span></text:p>
            <text:p text:style-name="P5"><text:span text:style-name="T4">in the glory of God the Father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text-style-name="P8" draw:layer="layout" svg:width="28cm" svg:height="15.8cm" svg:x="0cm" svg:y="5.2cm" presentation:class="outline" presentation:user-transformed="true">
          <draw:text-box>
            <text:p text:style-name="P5"><text:span text:style-name="T4">Glory to God in the highest,</text:span></text:p>
            <text:p text:style-name="P5"><text:span text:style-name="T4">and on earth peace to people of good will.</text:span></text:p>
            <text:p text:style-name="P5"><text:span text:style-name="T4">Amen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Responsorial Psalm</text:p>
          </draw:text-box>
        </draw:frame>
        <draw:frame presentation:style-name="pr5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Alleluia</text:p>
          </draw:text-box>
        </draw:frame>
        <draw:frame presentation:style-name="pr5" draw:layer="layout" svg:width="28cm" svg:height="15.8cm" svg:x="0cm" svg:y="5.2cm" presentation:class="outline" presentation:user-transformed="true">
          <draw:text-box>
            <text:p>Alleluia, alleluia,</text:p>
            <text:p>alleluia, alleluia</text:p>
            <text:p>Alleluia, alleluia,</text:p>
            <text:p>Alleluia alleluia.</text:p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Apostles Creed</text:p>
          </draw:text-box>
        </draw:frame>
        <draw:frame presentation:style-name="pr5" draw:text-style-name="P7" draw:layer="layout" svg:width="28cm" svg:height="15.8cm" svg:x="0cm" svg:y="5.2cm" presentation:class="outline" presentation:user-transformed="true">
          <draw:text-box>
            <text:p text:style-name="P10"><text:span text:style-name="T7">I believe in God,</text:span></text:p>
            <text:p text:style-name="P10"><text:span text:style-name="T7">the Father almighty,</text:span></text:p>
            <text:p text:style-name="P10"><text:span text:style-name="T7">Creator of heaven and earth,</text:span></text:p>
            <text:p text:style-name="P10"><text:span text:style-name="T7">and in Jesus Christ, his only Son, our Lord,</text:span></text:p>
            <text:p text:style-name="P11"><text:span text:style-name="T8">(</text:span><text:span text:style-name="T9">At the words that follow, up to and including the Virgin Mary, all bow.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text-style-name="P7" draw:layer="layout" svg:width="28cm" svg:height="15.8cm" svg:x="0cm" svg:y="5.2cm" presentation:class="outline" presentation:user-transformed="true">
          <draw:text-box>
            <text:p text:style-name="P10"><text:span text:style-name="T7">who was conceived by the Holy Spirit,</text:span></text:p>
            <text:p text:style-name="P10"><text:span text:style-name="T7">born of the Virgin Mary,</text:span></text:p>
            <text:p text:style-name="P10"><text:span text:style-name="T7">suffered under Pontius Pilate,</text:span></text:p>
            <text:p text:style-name="P10"><text:span text:style-name="T7">was crucified, died and was buried;</text:span></text:p>
            <text:p text:style-name="P10"><text:span text:style-name="T7">he descended into hell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text-style-name="P7" draw:layer="layout" svg:width="28cm" svg:height="15.8cm" svg:x="0cm" svg:y="5.2cm" presentation:class="outline" presentation:user-transformed="true">
          <draw:text-box>
            <text:p text:style-name="P10"><text:span text:style-name="T7">on the third day he rose again from the dead;</text:span></text:p>
            <text:p text:style-name="P10"><text:span text:style-name="T7">he ascended into heaven,</text:span></text:p>
            <text:p text:style-name="P10"><text:span text:style-name="T7">and is seated at the right hand of God the Father almighty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text-style-name="P7" draw:layer="layout" svg:width="28cm" svg:height="15.8cm" svg:x="0cm" svg:y="5.2cm" presentation:class="outline" presentation:user-transformed="true">
          <draw:text-box>
            <text:p text:style-name="P10"><text:span text:style-name="T7">from there he will come to judge the living and the dead.</text:span></text:p>
            <text:p text:style-name="P10"><text:span text:style-name="T7">I believe in the Holy Spirit, <text:s/></text:span></text:p>
            <text:p text:style-name="P10"><text:span text:style-name="T7">the holy catholic Church,</text:span></text:p>
            <text:p text:style-name="P10"><text:span text:style-name="T7"/></text:p>
          </draw:text-box>
        </draw:fram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12" draw:layer="layout" svg:width="28cm" svg:height="15.8cm" svg:x="0cm" svg:y="5.2cm" presentation:class="outline" presentation:user-transformed="true">
          <draw:text-box>
            <text:p text:style-name="P10"><text:span text:style-name="T7">the communion of saints,</text:span></text:p>
            <text:p text:style-name="P10"><text:span text:style-name="T7">the forgiveness of sins,</text:span></text:p>
            <text:p text:style-name="P10"><text:span text:style-name="T7">the resurrection of the body, </text:span></text:p>
            <text:p text:style-name="P10"><text:span text:style-name="T7">and life everlasting. </text:span></text:p>
            <text:p text:style-name="P10"><text:span text:style-name="T7">Amen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First Collection</text:p>
          </draw:text-box>
        </draw:frame>
        <draw:frame presentation:style-name="pr5" draw:layer="layout" svg:width="28cm" svg:height="15.6cm" svg:x="0cm" svg:y="5.2cm" presentation:class="outline" presentation:user-transformed="true">
          <draw:text-box>
            <text:p text:style-name="P12"><text:span text:style-name="T10">This collection goes to the Bishop</text:span></text:p>
            <text:p text:style-name="P12"><text:span text:style-name="T10">for the support of the Diocese.</text:span></text:p>
            <text:p text:style-name="P12"><text:span text:style-name="T11">Thank you for your contribution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4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8cm" svg:x="0cm" svg:y="5.2cm" presentation:class="outline" presentation:user-transformed="tru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Offertory Hymn after this slid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>
          <draw:text-box>
            <text:p>Servant Song</text:p>
          </draw:text-box>
        </draw:frame>
        <draw:frame presentation:style-name="pr5" draw:layer="layout" svg:width="28cm" svg:height="15.6cm" svg:x="0cm" svg:y="5.2cm" presentation:class="outline" presentation:user-transformed="true">
          <draw:text-box>
            <text:p text:style-name="P3"><text:span text:style-name="T12">Brother, let me be your servant.</text:span></text:p>
            <text:p text:style-name="P3"><text:span text:style-name="T12">Let me be as Christ to you.</text:span></text:p>
            <text:p text:style-name="P3"><text:span text:style-name="T12">Pray that I might have the grace</text:span></text:p>
            <text:p text:style-name="P3"><text:span text:style-name="T12">To let you be my servant, too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p text:style-name="P3"><text:span text:style-name="T12">We are pilgrims on a journey. </text:span></text:p>
            <text:p text:style-name="P3"><text:span text:style-name="T12">We are brothers on the road. </text:span></text:p>
            <text:p text:style-name="P3"><text:span text:style-name="T12">We are here to help each other</text:span></text:p>
            <text:p text:style-name="P3"><text:span text:style-name="T12"> </text:span><text:span text:style-name="T12">Walk the mile and bear the load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p text:style-name="P3"><text:span text:style-name="T12">I will hold the Christ-light for you </text:span></text:p>
            <text:p text:style-name="P3"><text:span text:style-name="T12">In the night time of your fear. </text:span></text:p>
            <text:p text:style-name="P3"><text:span text:style-name="T12">I will hold my hand out to you; </text:span></text:p>
            <text:p text:style-name="P3"><text:span text:style-name="T12">Speak the peace you long to hea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p text:style-name="P3"><text:span text:style-name="T12">I will weep when you are weeping.</text:span></text:p>
            <text:p text:style-name="P3"><text:span text:style-name="T12"> </text:span><text:span text:style-name="T12">When you laugh, I'll laugh with you.</text:span></text:p>
            <text:p text:style-name="P3"><text:span text:style-name="T12">I will share your joy and sorrow </text:span></text:p>
            <text:p text:style-name="P3"><text:span text:style-name="T12">Till we've seen this journey through 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p text:style-name="P3"><text:span text:style-name="T12">When we sing to God in heaven, </text:span></text:p>
            <text:p text:style-name="P3"><text:span text:style-name="T12">We shall find such harmony</text:span></text:p>
            <text:p text:style-name="P3"><text:span text:style-name="T12">Born of all we've known together</text:span></text:p>
            <text:p text:style-name="P3"><text:span text:style-name="T12"> </text:span><text:span text:style-name="T12">Of Christ's love and agony 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p text:style-name="P3"><text:span text:style-name="T12">Brother, sister, let me serve you.</text:span></text:p>
            <text:p text:style-name="P3"><text:span text:style-name="T12">Let me be as Christ to you.</text:span></text:p>
            <text:p text:style-name="P3"><text:span text:style-name="T12">Pray that I might have the grace</text:span></text:p>
            <text:p text:style-name="P3"><text:span text:style-name="T12">To let you be my servant, too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 presentation:user-transformed="true">
          <draw:text-box/>
        </draw:frame>
        <draw:frame presentation:style-name="pr6" draw:layer="layout" svg:width="28cm" svg:height="12.179cm" svg:x="0cm" svg:y="5.2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5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text-style-name="P6" draw:layer="layout" svg:width="28cm" svg:height="15.8cm" svg:x="0cm" svg:y="5.2cm" presentation:class="outline" presentation:user-transformed="true">
          <draw:text-box>
            <text:p text:style-name="P13"><text:span text:style-name="T13">Priest</text:span><text:span text:style-name="T14">: </text:span><text:span text:style-name="T15">Pray my brothers and sisters, </text:span></text:p>
            <text:p text:style-name="P13"><text:span text:style-name="T15">that my sacrifice and yours may be </text:span></text:p>
            <text:p text:style-name="P13"><text:span text:style-name="T15">acceptable to God, the almighty Father.</text:span></text:p>
            <text:p text:style-name="P13"><text:span text:style-name="T16">All: </text:span><text:span text:style-name="T17">May the Lord accept the sacrifice </text:span><text:span text:style-name="T17"><text:line-break/></text:span><text:span text:style-name="T17"><text:tab/></text:span><text:span text:style-name="T17">at your hands for the praise and glory of his name, for our good and the good of all his holy Church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<text:span text:style-name="T1">Priest</text:span>: <text:span text:style-name="T18">The Lord be with you.</text:span></text:p>
              </text:list-item>
              <text:list-item>
                <text:p><text:span text:style-name="T19">All</text:span>: And with your spirit.</text:p>
              </text:list-item>
              <text:list-item>
                <text:p><text:span text:style-name="T1">Priest</text:span>: <text:span text:style-name="T18">Lift up your hearts.</text:span></text:p>
              </text:list-item>
              <text:list-item>
                <text:p><text:span text:style-name="T19">All</text:span>: We lift them up to the Lor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<text:span text:style-name="T1">Priest</text:span>: <text:span text:style-name="T18">Let us give thanks to the </text:span></text:p>
              </text:list-item>
              <text:list-item>
                <text:p><text:span text:style-name="T18">Lord our God.</text:span></text:p>
              </text:list-item>
              <text:list-item>
                <text:p><text:span text:style-name="T19">All</text:span>: It is right and jus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5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Holy</text:p>
          </draw:text-box>
        </draw:frame>
        <draw:frame presentation:style-name="pr5" draw:text-style-name="P15" draw:layer="layout" svg:width="28cm" svg:height="15.8cm" svg:x="0cm" svg:y="5.2cm" presentation:class="outline" presentation:user-transformed="true">
          <draw:text-box>
            <text:p text:style-name="P14"><text:span text:style-name="T20">Holy, Holy, Holy Lord God of hosts,</text:span></text:p>
            <text:p text:style-name="P14"><text:span text:style-name="T20">Heaven and earth are full of your glory. Hosanna in the highest</text:span></text:p>
            <text:p text:style-name="P14"><text:span text:style-name="T20">Blessed is he who comes </text:span></text:p>
            <text:p text:style-name="P14"><text:span text:style-name="T20">in the name of Lord, <text:s/></text:span></text:p>
            <text:p text:style-name="P14"><text:span text:style-name="T20">Hosanna in the highest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5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4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Memorial acclamation</text:p>
          </draw:text-box>
        </draw:frame>
        <draw:frame presentation:style-name="pr5" draw:layer="layout" svg:width="28cm" svg:height="15.6cm" svg:x="0cm" svg:y="5.2cm" presentation:class="outline" presentation:user-transformed="true">
          <draw:text-box>
            <text:p>Save us saviour of the world,</text:p>
            <text:p>For by your cross and resurrection,</text:p>
            <text:p>You have set us free</text:p>
          </draw:text-box>
        </draw:frame>
        <presentation:notes draw:style-name="dp2">
          <draw:page-thumbnail draw:style-name="gr1" draw:layer="layout" svg:width="14.848cm" svg:height="11.135cm" svg:x="3.075cm" svg:y="2.257cm" draw:page-number="5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Memorial acclamation</text:p>
          </draw:text-box>
        </draw:frame>
        <draw:frame presentation:style-name="pr5" draw:layer="layout" svg:width="28cm" svg:height="15.6cm" svg:x="0cm" svg:y="5.2cm" presentation:class="outline" presentation:user-transformed="true">
          <draw:text-box>
            <text:p>When we eat this bread</text:p>
            <text:p>And drink this cup</text:p>
            <text:p>We proclaim your death O Lord</text:p>
            <text:p>Until you come again</text:p>
          </draw:text-box>
        </draw:frame>
        <presentation:notes draw:style-name="dp2">
          <draw:page-thumbnail draw:style-name="gr1" draw:layer="layout" svg:width="14.848cm" svg:height="11.135cm" svg:x="3.075cm" svg:y="2.257cm" draw:page-number="5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4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Memorial acclamation</text:p>
          </draw:text-box>
        </draw:frame>
        <draw:frame presentation:style-name="pr5" draw:layer="layout" svg:width="28cm" svg:height="15.6cm" svg:x="0cm" svg:y="5.2cm" presentation:class="outline" presentation:user-transformed="true">
          <draw:text-box>
            <text:p>We proclaim your death O Lord</text:p>
            <text:p>And profess your resurrection</text:p>
            <text:p>Until you come again</text:p>
          </draw:text-box>
        </draw:frame>
        <presentation:notes draw:style-name="dp2">
          <draw:page-thumbnail draw:style-name="gr1" draw:layer="layout" svg:width="14.848cm" svg:height="11.135cm" svg:x="3.075cm" svg:y="2.257cm" draw:page-number="5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6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Amen</text:p>
          </draw:text-box>
        </draw:frame>
        <draw:frame presentation:style-name="pr2" draw:layer="layout" svg:width="28cm" svg:height="15.8cm" svg:x="0cm" svg:y="5.2cm" presentation:class="outline" presentation:user-transformed="true">
          <draw:text-box>
            <text:list text:style-name="L1">
              <text:list-item>
                <text:p>Amen, amen.</text:p>
              </text:list-item>
              <text:list-item>
                <text:p>Amen, ame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8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6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<text:span text:style-name="T1">Priest</text:span>: <text:span text:style-name="T18">The Lord be with you.</text:span></text:p>
              </text:list-item>
              <text:list-item>
                <text:p><text:span text:style-name="T19">All</text:span>: And with your spir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6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Peace</text:p>
          </draw:text-box>
        </draw:frame>
        <draw:frame presentation:style-name="pr2" draw:layer="layout" svg:width="28cm" svg:height="15.8cm" svg:x="0cm" svg:y="5.2cm" presentation:class="outline" presentation:user-transformed="true">
          <draw:text-box>
            <text:list text:style-name="L1">
              <text:list-item>
                <text:p>May the peace of the Lord be with you</text:p>
              </text:list-item>
              <text:list-item>
                <text:p>With your friends and your family too</text:p>
              </text:list-item>
              <text:list-item>
                <text:p>Let it be, let it grow</text:p>
              </text:list-item>
              <text:list-item>
                <text:p>And everywhere you go</text:p>
              </text:list-item>
              <text:list-item>
                <text:p>May the peace of the Lord follow you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Lamb of God</text:p>
          </draw:text-box>
        </draw:frame>
        <draw:frame presentation:style-name="pr5" draw:layer="layout" svg:width="28cm" svg:height="15.8cm" svg:x="0cm" svg:y="5.2cm" presentation:class="outline" presentation:user-transformed="true">
          <draw:text-box>
            <text:p>Lamb of God</text:p>
            <text:p>You take away the sins of the world</text:p>
            <text:p>Have mercy on us.</text:p>
          </draw:text-box>
        </draw:frame>
        <presentation:notes draw:style-name="dp2">
          <draw:page-thumbnail draw:style-name="gr1" draw:layer="layout" svg:width="14.848cm" svg:height="11.135cm" svg:x="3.075cm" svg:y="2.257cm" draw:page-number="6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12" draw:layer="layout" svg:width="28cm" svg:height="15.8cm" svg:x="0cm" svg:y="5.2cm" presentation:class="outline" presentation:user-transformed="true">
          <draw:text-box>
            <text:p>Lamb of God</text:p>
            <text:p>You take away the sins of the world</text:p>
            <text:p>Have mercy on us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6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layer="layout" svg:width="28cm" svg:height="15.8cm" svg:x="0cm" svg:y="5.2cm" presentation:class="outline" presentation:user-transformed="true">
          <draw:text-box>
            <text:p>Lamb of God</text:p>
            <text:p>You take away the sins of the world</text:p>
            <text:p>Grant us peace</text:p>
          </draw:text-box>
        </draw:frame>
        <presentation:notes draw:style-name="dp2">
          <draw:page-thumbnail draw:style-name="gr1" draw:layer="layout" svg:width="14.848cm" svg:height="11.135cm" svg:x="3.075cm" svg:y="2.257cm" draw:page-number="6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6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 presentation:user-transformed="true">
          <draw:text-box/>
        </draw:frame>
        <draw:frame presentation:style-name="pr5" draw:text-style-name="P18" draw:layer="layout" svg:width="28cm" svg:height="15.8cm" svg:x="0cm" svg:y="5.2cm" presentation:class="outline" presentation:user-transformed="true">
          <draw:text-box>
            <text:p text:style-name="P16"><text:span text:style-name="T21">Priest:</text:span><text:span text:style-name="T22"> </text:span><text:span text:style-name="T23">Behold the Lamb of God, behold him who takes away the sins of the world.</text:span></text:p>
            <text:p text:style-name="P16"><text:span text:style-name="T23">Blessed are those called to the supper of </text:span></text:p>
            <text:p text:style-name="P16"><text:span text:style-name="T23">the Lamb.</text:span></text:p>
            <text:p text:style-name="P16"><text:span text:style-name="T22">All: </text:span><text:span text:style-name="T24">Lord, I am not worthy</text:span></text:p>
            <text:p text:style-name="P17"><text:span text:style-name="T24">that you should enter under my roof, <text:s/></text:span></text:p>
            <text:p text:style-name="P17"><text:span text:style-name="T24">but only say the word</text:span></text:p>
            <text:p text:style-name="P17"><text:span text:style-name="T24">and my soul shall be healed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4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8cm" svg:x="0cm" svg:y="5.2cm" presentation:class="outline" presentation:user-transformed="tru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Communion Hymns after this slid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user-transformed="true">
          <draw:text-box>
            <text:p>Come to the table</text:p>
          </draw:text-box>
        </draw:frame>
        <draw:frame presentation:style-name="pr6" draw:text-style-name="P20" draw:layer="layout" svg:width="28cm" svg:height="12.179cm" svg:x="0cm" svg:y="5.2cm" presentation:class="outline" presentation:user-transformed="true">
          <draw:text-box>
            <text:p text:style-name="P19"><text:span text:style-name="T25">Come to the table of the Lord, my friend.</text:span></text:p>
            <text:p text:style-name="P19"><text:span text:style-name="T25">Come to the altar of his love.</text:span></text:p>
            <text:p text:style-name="P19"><text:span text:style-name="T25">Bring him your cloudy doubts and fears, </text:span></text:p>
            <text:p text:style-name="P19"><text:span text:style-name="T25">my friend,</text:span></text:p>
            <text:p text:style-name="P19"><text:span text:style-name="T25">Bring him the storms within your heart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text-style-name="P20" draw:layer="layout" svg:width="28cm" svg:height="12.179cm" svg:x="0cm" svg:y="5.2cm" presentation:class="outline" presentation:user-transformed="true">
          <draw:text-box>
            <text:p text:style-name="P21"><text:span text:style-name="T25">See all the beauty he has made for us,</text:span></text:p>
            <text:p text:style-name="P21"><text:span text:style-name="T25">See how the Lord has set us free</text:span></text:p>
            <text:p text:style-name="P21"><text:span text:style-name="T25">He lived and died for you and me my friend, </text:span></text:p>
            <text:p text:style-name="P21"><text:span text:style-name="T25">He comes to us again toda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text-style-name="P20" draw:layer="layout" svg:width="28cm" svg:height="12.179cm" svg:x="0cm" svg:y="5.2cm" presentation:class="outline">
          <draw:text-box>
            <text:p text:style-name="P21"><text:span text:style-name="T25">Come to the table of the lord my friend,</text:span></text:p>
            <text:p text:style-name="P21"><text:span text:style-name="T25">Come to the altar of his love,</text:span></text:p>
            <text:p text:style-name="P21"><text:span text:style-name="T25">Bring him your cloudy doubts and fears,</text:span></text:p>
            <text:p text:style-name="P21"><text:span text:style-name="T25">my friend</text:span></text:p>
            <text:p text:style-name="P21"><text:span text:style-name="T25">Bring him the storms within your heart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>
          <draw:text-box>
            <text:p>Eat this bread</text:p>
          </draw:text-box>
        </draw:frame>
        <draw:frame presentation:style-name="pr6" draw:layer="layout" svg:width="28cm" svg:height="12.179cm" svg:x="0cm" svg:y="5.2cm" presentation:class="outline" presentation:user-transformed="true">
          <draw:text-box>
            <text:list text:style-name="L1">
              <text:list-item>
                <text:p>Eat this bread, drink this cup,</text:p>
              </text:list-item>
              <text:list-item>
                <text:p><text:s text:c="3"/>Come to me and never be hungry. <text:s/></text:p>
              </text:list-item>
              <text:list-item>
                <text:p>Eat this bread, drink this cup,</text:p>
              </text:list-item>
              <text:list-item>
                <text:p>Trust in me and you will not thirs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 presentation:user-transformed="true">
          <draw:text-box>
            <text:list text:style-name="L1">
              <text:list-item>
                <text:p>I am the bread of life, </text:p>
              </text:list-item>
              <text:list-item>
                <text:p>The true bread sent from the Fath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Eat this bread, drink this cup,</text:p>
              </text:list-item>
              <text:list-item>
                <text:p><text:s text:c="3"/>Come to me and never be hungry. <text:s/></text:p>
              </text:list-item>
              <text:list-item>
                <text:p>Eat this bread, drink this cup,</text:p>
              </text:list-item>
              <text:list-item>
                <text:p>Trust in me and you will not thirs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Your ancestors ate manna in the desert,</text:p>
              </text:list-item>
              <text:list-item>
                <text:p>But this is the bread come down from heav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Eat this bread, drink this cup,</text:p>
              </text:list-item>
              <text:list-item>
                <text:p><text:s text:c="3"/>Come to me and never be hungry. <text:s/></text:p>
              </text:list-item>
              <text:list-item>
                <text:p>Eat this bread, drink this cup,</text:p>
              </text:list-item>
              <text:list-item>
                <text:p>Trust in me and you will not thirs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Eat my flesh and drink my blood,</text:p>
              </text:list-item>
              <text:list-item>
                <text:p>and I will raise you up on the last da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Eat this bread, drink this cup,</text:p>
              </text:list-item>
              <text:list-item>
                <text:p><text:s text:c="3"/>Come to me and never be hungry. <text:s/></text:p>
              </text:list-item>
              <text:list-item>
                <text:p>Eat this bread, drink this cup,</text:p>
              </text:list-item>
              <text:list-item>
                <text:p>Trust in me and you will not thirs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Anyone who eats this bread, </text:p>
              </text:list-item>
              <text:list-item>
                <text:p>Will live forev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Eat this bread, drink this cup,</text:p>
              </text:list-item>
              <text:list-item>
                <text:p><text:s text:c="3"/>Come to me and never be hungry. <text:s/></text:p>
              </text:list-item>
              <text:list-item>
                <text:p>Eat this bread, drink this cup,</text:p>
              </text:list-item>
              <text:list-item>
                <text:p>Trust in me and you will not thirs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>
          <draw:text-box>
            <text:p>Open my eyes, Lord</text:p>
          </draw:text-box>
        </draw:frame>
        <draw:frame presentation:style-name="pr6" draw:text-style-name="P23" draw:layer="layout" svg:width="28cm" svg:height="12.179cm" svg:x="0cm" svg:y="5.2cm" presentation:class="outline" presentation:user-transformed="true">
          <draw:text-box>
            <text:p text:style-name="P22"><text:span text:style-name="T26">Open my eyes, Lord, I want to see Jesus,</text:span></text:p>
            <text:p text:style-name="P22"><text:span text:style-name="T26">To reach out and touch Him, </text:span></text:p>
            <text:p text:style-name="P22"><text:span text:style-name="T26">And say that I love Him.</text:span></text:p>
            <text:p text:style-name="P22"><text:span text:style-name="T26">Open my ears, Lord, And help me to listen,</text:span></text:p>
            <text:p text:style-name="P22"><text:span text:style-name="T26">Open my eyes, Lord, I want to see Jesu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p text:style-name="P3"><text:span text:style-name="T27">Open our eyes, Lord, we want to see Jesus,</text:span></text:p>
            <text:p text:style-name="P3"><text:span text:style-name="T27">To reach out and touch Him,</text:span></text:p>
            <text:p text:style-name="P3"><text:span text:style-name="T27">And say that we love Him.</text:span></text:p>
            <text:p text:style-name="P3"><text:span text:style-name="T27">Open our ears, Lord, and help us to listen,</text:span></text:p>
            <text:p text:style-name="P3"><text:span text:style-name="T27">Open our eyes, Lord, We want to see Jesu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8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Second Collection</text:p>
          </draw:text-box>
        </draw:frame>
        <draw:frame presentation:style-name="pr5" draw:layer="layout" svg:width="28cm" svg:height="15.8cm" svg:x="0cm" svg:y="5.2cm" presentation:class="outline" presentation:user-transformed="true">
          <draw:text-box>
            <text:p text:style-name="P12"><text:span text:style-name="T10">What you contribute now </text:span></text:p>
            <text:p text:style-name="P12"><text:span text:style-name="T10">is for the support of our </text:span></text:p>
            <text:p text:style-name="P12"><text:span text:style-name="T10">parish and its mission.</text:span></text:p>
            <text:p text:style-name="P12"><text:span text:style-name="T10"/></text:p>
            <text:p text:style-name="P12"><text:span text:style-name="T11">Thank you for your generosity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4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8cm" svg:x="0cm" svg:y="5.2cm" presentation:class="outline" presentation:user-transformed="tru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Notices for the week after this sli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4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12" draw:layer="layout" svg:width="28cm" svg:height="15.8cm" svg:x="0cm" svg:y="5.2cm" presentation:class="outline" presentation:user-transformed="tru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The next slide can be used for videos. </text:p>
              </text:list-item>
              <text:list-item>
                <text:p>Insert the video into the slid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3" draw:master-page-name="Default" presentation:presentation-page-layout-name="AL1T1">
        <office:forms form:automatic-focus="false" form:apply-design-mode="false"/>
        <draw:frame presentation:style-name="pr12" draw:layer="layout" svg:width="28cm" svg:height="21cm" svg:x="0cm" svg:y="0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9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7cm" svg:x="1.4cm" svg:y="0.836cm" presentation:class="title" presentation:placeholder="true" presentation:user-transformed="true">
          <draw:text-box/>
        </draw:frame>
        <draw:frame presentation:style-name="pr8" draw:layer="layout" svg:width="28cm" svg:height="16.239cm" svg:x="0cm" svg:y="5.2cm" presentation:class="outline" presentation:user-transformed="true">
          <draw:text-box>
            <text:list text:style-name="L1">
              <text:list-item>
                <text:p><text:span text:style-name="T1">Priest:</text:span> <text:span text:style-name="T18">The Lord be with you.</text:span></text:p>
              </text:list-item>
              <text:list-item>
                <text:p><text:span text:style-name="T19">All:</text:span> And with your spiri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9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4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8cm" svg:x="0cm" svg:y="5.2cm" presentation:class="outline" presentation:user-transformed="tru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Recessional Hymns after this slid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>
          <draw:text-box>
            <text:p>More and more of Jesus</text:p>
          </draw:text-box>
        </draw:frame>
        <draw:frame presentation:style-name="pr6" draw:layer="layout" svg:width="28cm" svg:height="12.179cm" svg:x="0cm" svg:y="5.2cm" presentation:class="outline" presentation:user-transformed="true">
          <draw:text-box>
            <text:p text:style-name="P24"><text:span text:style-name="T28">I’ve got something that the world can’t give </text:span></text:p>
            <text:p text:style-name="P24"><text:span text:style-name="T28">and the world can’t take it away.</text:span></text:p>
            <text:p text:style-name="P25"><text:span text:style-name="T28">I’ve got something that the world can’t give</text:span></text:p>
            <text:p text:style-name="P25"><text:span text:style-name="T28">And it keeps me night and day,</text:span></text:p>
            <text:p text:style-name="P25"><text:span text:style-name="T29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text-style-name="P28" draw:layer="layout" svg:width="28cm" svg:height="12.179cm" svg:x="0cm" svg:y="5.2cm" presentation:class="outline">
          <draw:text-box>
            <text:p text:style-name="P26"><text:span text:style-name="T30">I’ve got something worth talkin’ about</text:span></text:p>
            <text:p text:style-name="P26"><text:span text:style-name="T30">It makes me sing and it makes me shout,</text:span></text:p>
            <text:p text:style-name="P27"><text:span text:style-name="T30">I’ve got something that the world can’t give </text:span></text:p>
            <text:p text:style-name="P27"><text:span text:style-name="T30">and the world can’t take it away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More and more of Jesus</text:p>
              </text:list-item>
              <text:list-item>
                <text:p>I want more of him</text:p>
              </text:list-item>
              <text:list-item>
                <text:p>More and more of Jesus</text:p>
              </text:list-item>
              <text:list-item>
                <text:p>Than I've ever had befo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More and more of his great love</text:p>
              </text:list-item>
              <text:list-item>
                <text:p>Rich and full and free</text:p>
              </text:list-item>
              <text:list-item>
                <text:p>I want more of Jesus</text:p>
              </text:list-item>
              <text:list-item>
                <text:p>So I'll give him more of m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p text:style-name="P24"><text:span text:style-name="T28">I’ve got something that the world can’t give </text:span></text:p>
            <text:p text:style-name="P24"><text:span text:style-name="T28">and the world can’t take it away.</text:span></text:p>
            <text:p text:style-name="P25"><text:span text:style-name="T28">I’ve got something that the world can’t give</text:span></text:p>
            <text:p text:style-name="P25"><text:span text:style-name="T28">And it keeps me night and day,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text-style-name="P28" draw:layer="layout" svg:width="28cm" svg:height="12.179cm" svg:x="0cm" svg:y="5.2cm" presentation:class="outline">
          <draw:text-box>
            <text:p text:style-name="P26"><text:span text:style-name="T30">I’ve got something worth talkin’ about</text:span></text:p>
            <text:p text:style-name="P26"><text:span text:style-name="T30">It makes me sing and it makes me shout,</text:span></text:p>
            <text:p text:style-name="P27"><text:span text:style-name="T30">I’ve got something that the world can’t give </text:span></text:p>
            <text:p text:style-name="P27"><text:span text:style-name="T30">and the world can’t take it away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More and more of Jesus</text:p>
              </text:list-item>
              <text:list-item>
                <text:p>I want more of him</text:p>
              </text:list-item>
              <text:list-item>
                <text:p>More and more of Jesus</text:p>
              </text:list-item>
              <text:list-item>
                <text:p>Than I've ever had befo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More and more of his great love</text:p>
              </text:list-item>
              <text:list-item>
                <text:p>Rich and full and free</text:p>
              </text:list-item>
              <text:list-item>
                <text:p>I want more of Jesus</text:p>
              </text:list-item>
              <text:list-item>
                <text:p>So I'll give him more of m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4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8cm" svg:x="0cm" svg:y="5.2cm" presentation:class="outline" presentation:user-transformed="tru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final slide her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pperplate Gothic Bold" svg:font-family="'Copperplate Gothic Bold'" style:font-pitch="variable"/>
    <style:font-face style:name="DejaVu Sans1" svg:font-family="'DejaVu Sans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Verdana2" svg:font-family="Verdana" style:font-adornments="Bol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 text:space-before="0.3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/>
            <style:text-properties style:use-window-font-color="true" fo:font-size="45%"/>
          </text:list-level-style-number>
          <text:list-level-style-number text:level="8" style:num-format="">
            <style:list-level-properties text:space-before="9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8cm" fo:text-align="center" fo:text-indent="0cm"/>
      <style:text-properties fo:color="#ffffff" style:text-outline="false" style:text-line-through-style="none" style:font-name="Verdana1" fo:font-size="36pt" fo:font-style="normal" fo:text-shadow="none" style:text-underline-style="none" fo:font-weight="normal" style:letter-kerning="true" style:font-name-asian="DejaVu Sans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font-name="Verdana1" fo:font-size="40pt" fo:font-style="normal" fo:text-shadow="none" style:text-underline-style="none" fo:font-weight="bold" style:letter-kerning="true" style:font-name-asian="DejaVu Sans" style:font-size-asian="40pt" style:font-style-asian="normal" style:font-weight-asian="bold" style:font-name-complex="Lohit Hindi" style:font-size-complex="40pt" style:font-style-complex="normal" style:font-weight-complex="bold" style:text-emphasize="none" style:font-relief="none" style:text-overline-style="none" style:text-overline-color="font-color"/>
    </style:style>
    <style:style style:name="ChoirMass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ChoirMa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oirMa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8.1000003814697pt" fo:font-style="normal" fo:text-shadow="none" style:text-underline-style="none" fo:font-weight="normal" style:letter-kerning="true" style:font-name-asian="DejaVu Sans" style:font-size-asian="28.1000003814697pt" style:font-style-asian="normal" style:font-weight-asian="normal" style:font-name-complex="Lohit Hindi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hoirMass-outline1" style:family="presentation">
      <style:graphic-properties draw:stroke="none" draw:fill="none" draw:auto-grow-height="false" draw:fit-to-size="shrink-to-fit">
        <text:list-style style:name="ChoirMa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center" fo:text-indent="0cm"/>
      <style:text-properties fo:color="#ffffff" style:text-outline="false" style:text-line-through-style="none" style:font-name="Verdana1" fo:font-size="36pt" fo:font-style="normal" fo:text-shadow="none" style:text-underline-style="none" fo:font-weight="normal" style:letter-kerning="true" style:font-name-asian="DejaVu Sans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ChoirMass-outline2" style:family="presentation" style:parent-style-name="ChoirMas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ChoirMass-outline3" style:family="presentation" style:parent-style-name="ChoirMas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ChoirMass-outline4" style:family="presentation" style:parent-style-name="ChoirMas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ChoirMass-outline5" style:family="presentation" style:parent-style-name="ChoirMas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6" style:family="presentation" style:parent-style-name="ChoirMas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7" style:family="presentation" style:parent-style-name="ChoirMas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8" style:family="presentation" style:parent-style-name="ChoirMas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9" style:family="presentation" style:parent-style-name="ChoirMas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subtitle" style:family="presentation">
      <style:graphic-properties draw:stroke="none" draw:fill="none" draw:textarea-vertical-align="middle">
        <text:list-style style:name="ChoirMa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ChoirMass-title" style:family="presentation">
      <style:graphic-properties draw:stroke="none" draw:fill="none" draw:textarea-vertical-align="middle">
        <text:list-style style:name="ChoirMa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font-name="Verdana1" fo:font-size="40pt" fo:font-style="normal" fo:text-shadow="none" style:text-underline-style="none" fo:font-weight="bold" style:letter-kerning="true" style:font-name-asian="DejaVu Sans" style:font-size-asian="40pt" style:font-style-asian="normal" style:font-weight-asian="bold" style:font-name-complex="Lohit Hindi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outline1">
      <style:graphic-properties fo:min-height="12.17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hoirMass-outline1">
      <style:graphic-properties fo:min-height="12.179cm"/>
    </style:style>
    <style:style style:name="Mpr5" style:family="presentation" style:parent-style-name="ChoirMa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ChoirMa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8cm" svg:height="3.507cm" svg:x="0cm" svg:y="0.836cm" presentation:class="title" presentation:placeholder="true">
        <draw:text-box/>
      </draw:frame>
      <draw:frame presentation:style-name="Mpr1" draw:layer="backgroundobjects" svg:width="28cm" svg:height="12.179cm" svg:x="0cm" svg:y="5.2cm" presentation:class="outline">
        <draw:text-box>
          <text:list text:style-name="ML2">
            <text:list-item>
              <text:p>Click to edit the outline text format</text:p>
            </text:list-item>
          </text:list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hoirMass" style:page-layout-name="PM1" draw:style-name="Mdp1">
      <office:forms form:automatic-focus="false" form:apply-design-mode="false"/>
      <draw:frame presentation:style-name="ChoirMass-title" draw:layer="backgroundobjects" svg:width="28cm" svg:height="3.506cm" svg:x="0cm" svg:y="0.837cm" presentation:class="title" presentation:placeholder="true">
        <draw:text-box/>
      </draw:frame>
      <draw:frame presentation:style-name="Mpr4" draw:layer="backgroundobjects" svg:width="28cm" svg:height="12.179cm" svg:x="0cm" svg:y="5.2cm" presentation:class="outline">
        <draw:text-box>
          <text:p>Click to edit the outline text format</text:p>
        </draw:text-box>
      </draw:frame>
      <presentation:notes style:page-layout-name="PM2">
        <draw:page-thumbnail presentation:style-name="ChoirMass-title" draw:layer="backgroundobjects" svg:width="14.848cm" svg:height="11.135cm" svg:x="3.075cm" svg:y="2.257cm" presentation:class="page"/>
        <draw:frame presentation:style-name="ChoirMa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rwin Coelho</meta:initial-creator>
    <meta:creation-date>2013-06-29T13:15:31</meta:creation-date>
    <dc:date>2013-10-30T19:29:40.429402758</dc:date>
    <dc:creator>Irwin Coelho</dc:creator>
    <meta:editing-duration>PT2H18M38S</meta:editing-duration>
    <meta:editing-cycles>21</meta:editing-cycles>
    <meta:generator>LibreOffice/4.1.2.3$Linux_x86 LibreOffice_project/410m0$Build-3</meta:generator>
    <meta:document-statistic meta:object-count="433"/>
  </office:meta>
</office:document-meta>
</file>